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de 128" svg:font-family="'Code 128'" style:font-pitch="variable" style:font-charset="x-symbol"/>
    <style:font-face style:name="Code 1281" svg:font-family="'Code 128'" style:font-pitch="variable"/>
    <style:font-face style:name="Liberation Mono" svg:font-family="'Liberation Mono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 Mono" svg:font-family="'WenQuanYi Micro Hei Mono'" style:font-family-generic="modern" style:font-pitch="fixed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1pt" officeooo:paragraph-rsid="002cf8b2" style:font-size-asian="21pt" style:font-size-complex="21pt"/>
    </style:style>
    <style:style style:name="P2" style:family="paragraph" style:parent-style-name="Preformatted_20_Text">
      <style:paragraph-properties fo:text-align="center" style:justify-single-word="false"/>
      <style:text-properties style:font-name="Code 128" fo:font-size="42pt" officeooo:paragraph-rsid="002cf8b2" style:font-size-asian="42pt" style:font-size-complex="4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de128" text:name="py3o.label.code128"/>
        <text:user-field-decl office:value-type="string" office:string-value="Barcode" text:name="py3o.label.barcode"/>
      </text:user-field-decls>
      <text:p text:style-name="P2"><text:user-field-get text:name="py3o.label.code128">Code128</text:user-field-get></text:p>
      <text:p text:style-name="P1"><text:user-field-get text:name="py3o.label.barcode">Barcode</text:user-field-ge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de 128" svg:font-family="'Code 128'" style:font-pitch="variable" style:font-charset="x-symbol"/>
    <style:font-face style:name="Code 1281" svg:font-family="'Code 128'" style:font-pitch="variable"/>
    <style:font-face style:name="Liberation Mono" svg:font-family="'Liberation Mono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 Mono" svg:font-family="'WenQuanYi Micro Hei Mono'" style:font-family-generic="modern" style:font-pitch="fixed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65in" fo:page-height="1.1402in" style:num-format="1" style:print-orientation="landscape" fo:margin-top="0.1in" fo:margin-bottom="0in" fo:margin-left="0.0598in" fo:margin-right="0.059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lorent Aide</meta:initial-creator>
    <meta:creation-date>2010-09-07T17:55:48</meta:creation-date>
    <dc:date>2024-05-21T07:54:28.151783544</dc:date>
    <dc:language>en-GB</dc:language>
    <meta:editing-cycles>43</meta:editing-cycles>
    <meta:editing-duration>PT4H2M9S</meta:editing-duration>
    <meta:document-statistic meta:table-count="0" meta:image-count="0" meta:object-count="0" meta:page-count="1" meta:paragraph-count="2" meta:word-count="2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